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5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2" style:family="table-cell" style:parent-style-name="Default" style:data-style-name="N109"/>
    <style:style style:name="ce3" style:family="table-cell" style:parent-style-name="Default" style:data-style-name="N11"/>
    <style:style style:name="ce4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number-columns-repeated="4" table:default-cell-style-name="ce3"/>
        <table:table-row table:style-name="ro1">
          <table:table-cell table:style-name="Default" office:value-type="string" calcext:value-type="string">
            <text:p>Nombre d’itérations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1000" calcext:value-type="float">
            <text:p>1000</text:p>
          </table:table-cell>
        </table:table-row>
        <table:table-row table:style-name="ro1">
          <table:table-cell table:style-name="Default" office:value-type="string" calcext:value-type="string">
            <text:p>Gradient step</text:p>
          </table:table-cell>
          <table:table-cell table:style-name="Default" table:number-columns-repeated="4"/>
        </table:table-row>
        <table:table-row table:style-name="ro1">
          <table:table-cell office:value-type="float" office:value="0.05" calcext:value-type="float">
            <text:p>0,05000</text:p>
          </table:table-cell>
          <table:table-cell office:value-type="percentage" office:value="0.104875" calcext:value-type="percentage">
            <text:p>10,49 %</text:p>
          </table:table-cell>
          <table:table-cell table:number-columns-repeated="3" office:value-type="percentage" office:value="0.10025" calcext:value-type="percentage">
            <text:p>10,03 %</text:p>
          </table:table-cell>
        </table:table-row>
        <table:table-row table:style-name="ro1">
          <table:table-cell office:value-type="float" office:value="0.01" calcext:value-type="float">
            <text:p>0,01000</text:p>
          </table:table-cell>
          <table:table-cell office:value-type="percentage" office:value="0.104875" calcext:value-type="percentage">
            <text:p>10,49 %</text:p>
          </table:table-cell>
          <table:table-cell office:value-type="percentage" office:value="0.1005" calcext:value-type="percentage">
            <text:p>10,05 %</text:p>
          </table:table-cell>
          <table:table-cell office:value-type="percentage" office:value="0.09625" calcext:value-type="percentage">
            <text:p>9,63 %</text:p>
          </table:table-cell>
          <table:table-cell office:value-type="percentage" office:value="0.10025" calcext:value-type="percentage">
            <text:p>10,03 %</text:p>
          </table:table-cell>
        </table:table-row>
        <table:table-row table:style-name="ro1">
          <table:table-cell office:value-type="float" office:value="0.005" calcext:value-type="float">
            <text:p>0,00500</text:p>
          </table:table-cell>
          <table:table-cell office:value-type="percentage" office:value="0.10025" calcext:value-type="percentage">
            <text:p>10,03 %</text:p>
          </table:table-cell>
          <table:table-cell office:value-type="percentage" office:value="0.104875" calcext:value-type="percentage">
            <text:p>10,49 %</text:p>
          </table:table-cell>
          <table:table-cell office:value-type="percentage" office:value="0.101625" calcext:value-type="percentage">
            <text:p>10,16 %</text:p>
          </table:table-cell>
          <table:table-cell office:value-type="percentage" office:value="0.099" calcext:value-type="percentage">
            <text:p>9,90 %</text:p>
          </table:table-cell>
        </table:table-row>
        <table:table-row table:style-name="ro1">
          <table:table-cell office:value-type="float" office:value="0.001" calcext:value-type="float">
            <text:p>0,00100</text:p>
          </table:table-cell>
          <table:table-cell office:value-type="percentage" office:value="0.2205" calcext:value-type="percentage">
            <text:p>22,05 %</text:p>
          </table:table-cell>
          <table:table-cell office:value-type="percentage" office:value="0.21375" calcext:value-type="percentage">
            <text:p>21,38 %</text:p>
          </table:table-cell>
          <table:table-cell office:value-type="percentage" office:value="0.204" calcext:value-type="percentage">
            <text:p>20,40 %</text:p>
          </table:table-cell>
          <table:table-cell office:value-type="percentage" office:value="0.27875" calcext:value-type="percentage">
            <text:p>27,88 %</text:p>
          </table:table-cell>
        </table:table-row>
        <table:table-row table:style-name="ro1">
          <table:table-cell office:value-type="float" office:value="0.0005" calcext:value-type="float">
            <text:p>0,00050</text:p>
          </table:table-cell>
          <table:table-cell office:value-type="percentage" office:value="0.22725" calcext:value-type="percentage">
            <text:p>22,73 %</text:p>
          </table:table-cell>
          <table:table-cell office:value-type="percentage" office:value="0.222875" calcext:value-type="percentage">
            <text:p>22,29 %</text:p>
          </table:table-cell>
          <table:table-cell office:value-type="percentage" office:value="0.18825" calcext:value-type="percentage">
            <text:p>18,83 %</text:p>
          </table:table-cell>
          <table:table-cell office:value-type="percentage" office:value="0.207125" calcext:value-type="percentage">
            <text:p>20,71 %</text:p>
          </table:table-cell>
        </table:table-row>
        <table:table-row table:style-name="ro1">
          <table:table-cell office:value-type="float" office:value="0.0001" calcext:value-type="float">
            <text:p>0,00010</text:p>
          </table:table-cell>
          <table:table-cell office:value-type="percentage" office:value="0.163625" calcext:value-type="percentage">
            <text:p>16,36 %</text:p>
          </table:table-cell>
          <table:table-cell office:value-type="percentage" office:value="0.207" calcext:value-type="percentage">
            <text:p>20,70 %</text:p>
          </table:table-cell>
          <table:table-cell office:value-type="percentage" office:value="0.2235" calcext:value-type="percentage">
            <text:p>22,35 %</text:p>
          </table:table-cell>
          <table:table-cell office:value-type="percentage" office:value="0.24425" calcext:value-type="percentage">
            <text:p>24,43 %</text:p>
          </table:table-cell>
        </table:table-row>
        <table:table-row table:style-name="ro1">
          <table:table-cell office:value-type="float" office:value="0.00005" calcext:value-type="float">
            <text:p>0,00005</text:p>
          </table:table-cell>
          <table:table-cell table:style-name="ce4" office:value-type="percentage" office:value="0.167875" calcext:value-type="percentage">
            <text:p>16,79 %</text:p>
          </table:table-cell>
          <table:table-cell table:style-name="ce4" office:value-type="percentage" office:value="0.181" calcext:value-type="percentage">
            <text:p>18,10 %</text:p>
          </table:table-cell>
          <table:table-cell table:style-name="ce4" office:value-type="percentage" office:value="0.187375" calcext:value-type="percentage">
            <text:p>18,74 %</text:p>
          </table:table-cell>
          <table:table-cell table:style-name="ce4" office:value-type="percentage" office:value="0.2155" calcext:value-type="percentage">
            <text:p>21,55 %</text:p>
          </table:table-cell>
        </table:table-row>
        <table:table-row table:style-name="ro1">
          <table:table-cell office:value-type="float" office:value="0.00001" calcext:value-type="float">
            <text:p>0,00001</text:p>
          </table:table-cell>
          <table:table-cell table:style-name="ce4" office:value-type="percentage" office:value="0.1145" calcext:value-type="percentage">
            <text:p>11,45 %</text:p>
          </table:table-cell>
          <table:table-cell table:style-name="ce4" office:value-type="percentage" office:value="0.13425" calcext:value-type="percentage">
            <text:p>13,43 %</text:p>
          </table:table-cell>
          <table:table-cell table:style-name="ce4" office:value-type="percentage" office:value="0.1605" calcext:value-type="percentage">
            <text:p>16,05 %</text:p>
          </table:table-cell>
          <table:table-cell table:style-name="ce4" office:value-type="percentage" office:value="0.18425" calcext:value-type="percentage">
            <text:p>18,43 %</text:p>
          </table:table-cell>
        </table:table-row>
        <calcext:conditional-formats>
          <calcext:conditional-format calcext:target-range-address="Feuille1.B3:Feuille1.E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euille1.B3:Feuille1.E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 number:grouping="true"/>
    </number:number-style>
    <number:number-style style:name="N108">
      <number:number number:decimal-places="4" loext:min-decimal-places="4" number:min-integer-digits="1" number:grouping="true"/>
    </number:number-style>
    <number:number-style style:name="N109">
      <number:number number:decimal-places="5" loext:min-decimal-places="5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1">00/00/0000</text:date>, <text:time style:data-style-name="N2" text:time-value="11:22:04.0482833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31T19:50:02.050466424</meta:creation-date>
    <dc:date>2020-11-01T12:53:09.444784057</dc:date>
    <meta:editing-duration>PT1H36M16S</meta:editing-duration>
    <meta:editing-cycles>3</meta:editing-cycles>
    <meta:generator>LibreOffice/6.4.6.2$Linux_X86_64 LibreOffice_project/40$Build-2</meta:generator>
    <meta:document-statistic meta:table-count="1" meta:cell-count="46" meta:object-count="0"/>
  </office:meta>
</office:document-meta>
</file>